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3a393c" officeooo:paragraph-rsid="000ac27e"/>
    </style:style>
    <style:style style:name="P2" style:family="paragraph" style:parent-style-name="Standard">
      <style:text-properties officeooo:rsid="003199ab" officeooo:paragraph-rsid="000ac27e"/>
    </style:style>
    <style:style style:name="P3" style:family="paragraph" style:parent-style-name="Standard">
      <style:text-properties style:font-name="Liberation Serif" fo:font-style="italic" officeooo:rsid="00326ace" officeooo:paragraph-rsid="000ac27e" style:font-style-asian="italic" style:font-style-complex="italic"/>
    </style:style>
    <style:style style:name="P4" style:family="paragraph" style:parent-style-name="Standard">
      <style:text-properties style:font-name="Liberation Serif" fo:font-style="italic" officeooo:rsid="0037a5af" officeooo:paragraph-rsid="000ac27e" style:font-style-asian="italic" style:font-style-complex="italic"/>
    </style:style>
    <style:style style:name="P5" style:family="paragraph" style:parent-style-name="Standard">
      <style:text-properties style:font-name="Liberation Serif" fo:font-style="italic" officeooo:rsid="003876c7" officeooo:paragraph-rsid="000ac27e" style:font-style-asian="italic" style:font-style-complex="italic"/>
    </style:style>
    <style:style style:name="P6" style:family="paragraph" style:parent-style-name="Standard">
      <style:text-properties style:font-name="Dudu Cyryllic" officeooo:rsid="00326ace" officeooo:paragraph-rsid="000ac27e"/>
    </style:style>
    <style:style style:name="P7" style:family="paragraph" style:parent-style-name="Standard">
      <style:text-properties style:font-name="Dudu Cyryllic" officeooo:rsid="0037a5af" officeooo:paragraph-rsid="000ac27e"/>
    </style:style>
    <style:style style:name="P8" style:family="paragraph" style:parent-style-name="Standard">
      <style:text-properties officeooo:rsid="00326ace" officeooo:paragraph-rsid="000ac27e"/>
    </style:style>
    <style:style style:name="P9" style:family="paragraph" style:parent-style-name="Standard">
      <style:text-properties officeooo:rsid="00343e73" officeooo:paragraph-rsid="000ac27e"/>
    </style:style>
    <style:style style:name="P10" style:family="paragraph" style:parent-style-name="Standard">
      <style:text-properties officeooo:rsid="0037a5af" officeooo:paragraph-rsid="000ac27e"/>
    </style:style>
    <style:style style:name="P11" style:family="paragraph" style:parent-style-name="Standard">
      <style:text-properties officeooo:rsid="003876c7" officeooo:paragraph-rsid="000ac27e"/>
    </style:style>
    <style:style style:name="P12" style:family="paragraph" style:parent-style-name="Standard">
      <style:text-properties officeooo:rsid="0039d1f6" officeooo:paragraph-rsid="000ac27e"/>
    </style:style>
    <style:style style:name="P13" style:family="paragraph" style:parent-style-name="Heading_20_2">
      <style:paragraph-properties fo:text-align="center" style:justify-single-word="false"/>
      <style:text-properties officeooo:rsid="003199ab" officeooo:paragraph-rsid="000ac27e"/>
    </style:style>
    <style:style style:name="T1" style:family="text">
      <style:text-properties officeooo:rsid="0007ce53"/>
    </style:style>
    <style:style style:name="T2" style:family="text">
      <style:text-properties officeooo:rsid="0094764e"/>
    </style:style>
    <style:style style:name="T3" style:family="text">
      <style:text-properties officeooo:rsid="02b79f51"/>
    </style:style>
    <style:style style:name="T4" style:family="text">
      <style:text-properties officeooo:rsid="00bd1662"/>
    </style:style>
    <style:style style:name="T5" style:family="text">
      <style:text-properties officeooo:rsid="0037a5af"/>
    </style:style>
    <style:style style:name="T6" style:family="text">
      <style:text-properties officeooo:rsid="003876c7"/>
    </style:style>
    <style:style style:name="T7" style:family="text">
      <style:text-properties officeooo:rsid="02982502"/>
    </style:style>
    <style:style style:name="T8" style:family="text">
      <style:text-properties officeooo:rsid="0010145e"/>
    </style:style>
    <style:style style:name="T9" style:family="text">
      <style:text-properties officeooo:rsid="000f746a"/>
    </style:style>
    <style:style style:name="T10" style:family="text">
      <style:text-properties officeooo:rsid="0095a84b"/>
    </style:style>
    <style:style style:name="T11" style:family="text">
      <style:text-properties officeooo:rsid="028405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/>
      <text:p text:style-name="P2"/>
      <text:p text:style-name="P3"><text:span text:style-name="T1">(...н</text:span>е могу сказать, что у меня особый нюх на конспираторов, но всякий раз стечени<text:span text:style-name="T2">е</text:span> обстоятельств <text:span text:style-name="T2">приводит меня туда</text:span>, где возникает некий тайный сговор...<text:span text:style-name="T1">)</text:span></text:p>
      <text:p text:style-name="P6"/>
      <text:p text:style-name="P8">Когда трое мальчиков старшей группы начали обмениваться туманными намёками, типа:</text:p>
      <text:p text:style-name="P8">«так сегодня точно пойдём? после садика, да?», мне стало нестерпимо обидно, что намечается какое-то приключение и пройдёт мимо, а мне останется каждодневное одно и то же.</text:p>
      <text:p text:style-name="P8">Я подошёл к предводителю и спросил прямо:</text:p>
      <text:p text:style-name="P8">- А куда вы пойдёте?</text:p>
      <text:p text:style-name="P8">- На кудыкины горы — воровать помидоры.</text:p>
      <text:p text:style-name="P8">- А меня возьмёте?</text:p>
      <text:p text:style-name="P8">- Ладно.</text:p>
      <text:p text:style-name="P8">У меня уже имелось смутное представление, что воровать — плохо, но я в жизни не видел гор, а только лес и речку, и ещё Бугорок — невысокий, поросший ельником холм в конце футбольного поля за мусоркой, обращённый к нашему кварталу песчаным боком.</text:p>
      <text:p text:style-name="P8">Но самое главное, мне хотелось дивных кудыкинских помидоров, наверняка, втрое больше обычных.</text:p>
      <text:p text:style-name="P8">Я даже почти видел их красные лоснящиеся бока, и потому едва мог дождаться, <text:span text:style-name="T2">когда начнут забирать детей из садика, чтоб</text:span> отказаться от возвращения домой с чьей-то мамой из нашего квартала; <text:span text:style-name="T2">я</text:span> хочу пойти быстрее — с мальчиками.</text:p>
      <text:p text:style-name="P8">Мы вышли за ворота, но пошли не короткой дорогой через лес, а свернули налево, по широкой, но не бетонированной автомобильной дороге, где увидать машину было целым событием — до того редко они там ездили.</text:p>
      <text:p text:style-name="P8">Дорога пошла в гору, потом начался спуск и я всё высматривал и выспрашивал — когда же завиднеются горы? - но, получа<text:span text:style-name="T2">я</text:span> всё более краткие и неохотные ответы, примолк, чтоб не спугнуть своё участие в помидорном приключении.</text:p>
      <text:p text:style-name="P9">Мы вышли к дороге из бетонных плит, стыки которых заравнивали потёки чёрной смолы. Я знал <text:span text:style-name="T3">эту дорогу</text:span>, <text:span text:style-name="T4"><text:s/></text:span>она спуска<text:span text:style-name="T4">ется</text:span> от двух кварталов к Дому офицеров, но по ней мы не пошли, <text:s/>а углубились в заросли гибких кустов по тропинке, <text:span text:style-name="T3">которая</text:span> вывела к домику из серых брёвен и с вывеской для тех, кто умеет читать.</text:p>
      <text:p text:style-name="P9">Дальше мальчики не пошли, а просто <text:s/>крутились между кустов и пепельно серой древесиной бревенчатых стен домика, пока из двери не вышел дяденька и начал нас прогонять.</text:p>
      <text:p text:style-name="P9">Наш предводитель сказал ему, что послан родителями забрать газеты и почту, но дяденька ещё сильней расшумелся и я ушёл домой, <text:span text:style-name="T5">хорошо уяснив</text:span>, что значит хождение на кудыкины горы...</text:p>
      <text:p text:style-name="P9"/>
      <text:p text:style-name="P10">Но всё-таки я верил, что приключения и путешествия неминуемо произойдут и что надо быть к ним готовым.</text:p>
      <text:p text:style-name="P10">Поэтому, когда на кухне мне подвернулась коробка спичек, я без раздумий ухватил её — надо же было учиться.</text:p>
      <text:p text:style-name="P10">Первые же пара попыток показали, что зажигать спичку о коробок проще простого.</text:p>
      <text:p text:style-name="P10">Сразу же возникло желание показать кому-то и похвастаться новоприобретённым умением.</text:p>
      <text:p text:style-name="P10">А перед кем ещё, если не перед Сашкой с Наташкой? Их это восхитит больше, чем бабушку, да и поддержит мой, подупавший <text:span text:style-name="T2">в</text:span> последнее время, авторитет.</text:p>
      <text:p text:style-name="P7"/>
      <text:p text:style-name="P4"><text:span text:style-name="T1">(...в</text:span>прочем, <text:span text:style-name="T6">этот список мотивов составляется мною задним числом, из невообразимо далёкого будущего — моего текущего настоящего — над этим вот костром, заряженным картошкой.</text:span></text:p>
      <text:p text:style-name="P5">А тогда я без всяких мудрствований и логических обоснований просто знал, что...<text:span text:style-name="T1">)</text:span></text:p>
      <text:p text:style-name="P5"><text:soft-page-break/></text:p>
      <text:p text:style-name="P11"><text:span text:style-name="T1">Н</text:span>адо позвать младших и, <text:s/>в укромном месте, показать им моё владение огнём.</text:p>
      <text:p text:style-name="P11">Самое укромное место, конечно же, было в комнате родителей, под их кроватью, куда мы и заползли втроём.</text:p>
      <text:p text:style-name="P11">При виде спичек в моих руках, Наташа шёпотом заохала, а Саша, в сосредоточенном молчании, <text:s/>следил за процессом.</text:p>
      <text:p text:style-name="P11">Первая спичка загорелась, но вскоре погасла.</text:p>
      <text:p text:style-name="P11">Вторая, вспыхнув, сама собой придвинулась к сеточке тюлевого покрывала, спадавшего под кровать вдоль стены.</text:p>
      <text:p text:style-name="P11">Узкая, перевёрнутая <text:span text:style-name="T7">хвостиком вверх, </text:span>сосулька жёлтого пламени заструилась по тюлю, образуя чёрную, всё ширящуюся прореху.</text:p>
      <text:p text:style-name="P11">Какое-то время я непонимающе смотрел на происходящее, а потом догадался и закричал брату с сестрой:</text:p>
      <text:p text:style-name="P11">- Убегайте — пожар!</text:p>
      <text:p text:style-name="P11"><text:span text:style-name="T8">Но э</text:span>ти глупыши не дви<text:span text:style-name="T7">ну</text:span>лись с места, <text:span text:style-name="T9">а только заревели в два голоса. Я</text:span> вылез из-под кровати и побежал через площадку к Зиминым, где мама и бабушка сидели на кухне у тёти Полины.</text:p>
      <text:p text:style-name="P11">На моё сбивчивое объявление пожарной тревоги, три женщины метнулись через лестничную площадку. Я добежал последни<text:span text:style-name="T10">м</text:span>.</text:p>
      <text:p text:style-name="P11">Под потолком прихожей расплывался желтоватый дым. Дверь в спальню распахнута и там, на кровати родителей, деловито приплясыва<text:span text:style-name="T4">ют</text:span> полуметровые языки пламени. <text:s/>В комнате <text:span text:style-name="T4">завис</text:span> сизый туман и где-то <text:span text:style-name="T4">в нём </text:span>рев<text:span text:style-name="T3">ут</text:span> малыши.</text:p>
      <text:p text:style-name="P12">Бабка сбросила постель на ковровую дорожку и топтала домашниками, причитая: «батюшки! батюшки!»</text:p>
      <text:p text:style-name="P12">Мама звала Сашку с Наташкой скорей вылезать из-под кровати.</text:p>
      <text:p text:style-name="P12">Огонь перепрыгнул на тюлевую занавесь балконной двери и бабушка сорвала её руками.</text:p>
      <text:p text:style-name="P12">На кухне тётя Полина грохотала кастрюлей об раковину, наполняя водой из крана.</text:p>
      <text:p text:style-name="P12">Мама увела <text:span text:style-name="T4">младших </text:span>детей в детскую, бегом вернулась и приказала мне уйти туда же.</text:p>
      <text:p text:style-name="P12">Мы сидели на диване молча, слушая беготню в коридоре, непрерывный шум воды из крана на кухне, неразборчивые восклицания женщин.</text:p>
      <text:p text:style-name="P12">Что же будет?</text:p>
      <text:p text:style-name="P12">Потом шум понемногу улёгся, хлопнула дверь за ушедшей тётей Полиной; из спальни доносилось постукивание швабры, как при влажной уборке; из туалета — звук воды выливаемой в унитаз.</text:p>
      <text:p text:style-name="P12">И <text:span text:style-name="T6">— </text:span>наступила тишина.</text:p>
      <text:p text:style-name="P12">Дверь раскрылась <text:span text:style-name="T6">— </text:span>там стояла мама с широким, сложенным вдвое флотским ремнём.</text:p>
      <text:p text:style-name="P12">- Иди сюда!- позвала она, не называя имени, но мы трое знали кому это сказано.</text:p>
      <text:p text:style-name="P12">Я поднялся и пошёл навстречу.</text:p>
      <text:p text:style-name="P12">Мы сошлись посреди комнаты, под абажуром в потолке.</text:p>
      <text:p text:style-name="P12">- Никогда не смей, <text:span text:style-name="T11">негодяя кусок</text:span>!- сказала мама и взмахнула ремнём.</text:p>
      <text:p text:style-name="P12">Я съёжился. <text:s/>Шлепок пришёлся на плечо. Именно шлепок, а не удар — никакой боли.</text:p>
      <text:p text:style-name="P12">Мама повернулась и вышла.</text:p>
      <text:p text:style-name="P1">Меня изумила лёгкость наказания. То ли будет, когда придёт с работы папа и увидит забинтованные от ожогов руки бабушки, которые она смазала постным маслом.</text:p>
      <text:p text:style-name="P1">Когда хлопнула дверь в прихожей и голос папы сказал: «Что это <text:span text:style-name="T3">тут </text:span>у вас?..», мама быстро прошла туда из кухни.</text:p>
      <text:p text:style-name="P1">Всех её слов слышно не было, но эти я чётко различил:</text:p>
      <text:p text:style-name="P1">- ... я уже наказала, Коля …</text:p>
      <text:p text:style-name="P1">Папа зашёл в спальню, ознакомиться с ущербом, немного погодя пришёл в детскую.</text:p>
      <text:p text:style-name="P1">- Эх, ты!- было всё, <text:s/>что он мне сказал.</text:p>
      <text:p text:style-name="P1">В квартире несколько дней пахло гарью. Ковровую дорожку порезали на короткие половички, остатки тюля и обгорелую постель унесли на мусорку.</text:p>
      <text:p text:style-name="P1"><text:soft-page-break/>Через несколько лет, когда я уже умел читать и мне попадались спичечные коробки с предупреждением «Прячьте спички от детей!», я знал, что это и про меня тож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20:28:44.044910892</meta:creation-date>
    <dc:date>2017-02-27T20:28:59.387911305</dc:date>
    <dc:creator>sehrguey </dc:creator>
    <meta:editing-duration>PT15S</meta:editing-duration>
    <meta:editing-cycles>1</meta:editing-cycles>
    <meta:document-statistic meta:table-count="0" meta:image-count="0" meta:object-count="0" meta:page-count="3" meta:paragraph-count="58" meta:word-count="946" meta:character-count="6026" meta:non-whitespace-character-count="5116"/>
    <meta:generator>LibreOffice/4.3.3.2$Linux_x86 LibreOffice_project/430m0$Build-2</meta:generator>
  </office:meta>
</office:document-meta>
</file>